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8ccfb7" fo:padding="0.097cm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background-color="#bcaed5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background-color="#8f93c7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3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e1a33a" officeooo:paragraph-rsid="00e1a33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154cb" officeooo:paragraph-rsid="00e154c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eff0f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T1" style:family="text">
      <style:text-properties officeooo:rsid="00e74210"/>
    </style:style>
    <style:style style:name="T2" style:family="text">
      <style:text-properties officeooo:rsid="00ed8329"/>
    </style:style>
    <style:style style:name="T3" style:family="text">
      <style:text-properties officeooo:rsid="00edf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下半学期作业计划：分时而休，分时而作</text:p>
      <text:p text:style-name="P2">分别的浪费，是神圣的，是不可侵犯的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6">주일</text:p>
          </table:table-cell>
          <table:table-cell table:style-name="Table1.A1" office:value-type="string">
            <text:p text:style-name="P6">월요일</text:p>
          </table:table-cell>
          <table:table-cell table:style-name="Table1.A1" office:value-type="string">
            <text:p text:style-name="P6">화요일</text:p>
          </table:table-cell>
          <table:table-cell table:style-name="Table1.A1" office:value-type="string">
            <text:p text:style-name="P6">수요일</text:p>
          </table:table-cell>
          <table:table-cell table:style-name="Table1.A1" office:value-type="string">
            <text:p text:style-name="P6">목요일</text:p>
          </table:table-cell>
          <table:table-cell table:style-name="Table1.A1" office:value-type="string">
            <text:p text:style-name="P6">금요일</text:p>
          </table:table-cell>
          <table:table-cell table:style-name="Table1.G1" office:value-type="string">
            <text:p text:style-name="P6">토요일</text:p>
          </table:table-cell>
        </table:table-row>
        <table:table-row>
          <table:table-cell table:style-name="Table1.A2" office:value-type="string">
            <text:p text:style-name="P6">1: 09-10</text:p>
          </table:table-cell>
          <table:table-cell table:style-name="Table1.F9" office:value-type="string">
            <text:p text:style-name="P6"/>
          </table:table-cell>
          <table:table-cell table:style-name="Table1.C2" table:number-rows-spanned="3" office:value-type="string">
            <text:p text:style-name="P7">우병훈</text:p>
            <text:p text:style-name="P7">신론</text:p>
          </table:table-cell>
          <table:table-cell table:style-name="Table1.D2" table:number-rows-spanned="3" office:value-type="string">
            <text:p text:style-name="P7">김영산</text:p>
            <text:p text:style-name="P7">소선지서</text:p>
          </table:table-cell>
          <table:table-cell table:style-name="Table1.E2" table:number-rows-spanned="3" office:value-type="string">
            <text:p text:style-name="P7">김영산</text:p>
            <text:p text:style-name="P7">초대교회사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 10-11</text:p>
          </table:table-cell>
          <table:table-cell table:style-name="Table1.F9" office:value-type="string">
            <text:p text:style-name="P6"/>
          </table:table-cell>
          <table:covered-table-cell/>
          <table:covered-table-cell/>
          <table:covered-table-cell/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3: 11-12</text:p>
          </table:table-cell>
          <table:table-cell table:style-name="Table1.F9" office:value-type="string">
            <text:p text:style-name="P6"/>
          </table:table-cell>
          <table:covered-table-cell/>
          <table:covered-table-cell/>
          <table:covered-table-cell/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table-cell table:style-name="Table1.A5" office:value-type="string">
            <text:p text:style-name="P5">12-13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>경건회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>경건회</text:p>
          </table:table-cell>
          <table:table-cell table:style-name="Table1.G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4: 1<text:span text:style-name="T1">3</text:span>-1<text:span text:style-name="T1">4</text:span></text:p>
          </table:table-cell>
          <table:table-cell table:style-name="Table1.F9" office:value-type="string">
            <text:p text:style-name="P6"/>
          </table:table-cell>
          <table:table-cell table:style-name="Table1.F9" office:value-type="string">
            <text:p text:style-name="P10">Sleep...</text:p>
          </table:table-cell>
          <table:table-cell table:style-name="Table1.D6" table:number-rows-spanned="2" office:value-type="string">
            <text:p text:style-name="P7">김영산</text:p>
            <text:p text:style-name="P7">중국교회사</text:p>
          </table:table-cell>
          <table:table-cell table:style-name="Table1.E6" table:number-rows-spanned="2" office:value-type="string">
            <text:p text:style-name="P7">김영산</text:p>
            <text:p text:style-name="P7">선교학</text:p>
          </table:table-cell>
          <table:table-cell table:style-name="Table1.F6" table:number-rows-spanned="3" office:value-type="string">
            <text:p text:style-name="P7">전광식</text:p>
            <text:p text:style-name="P7">기독교 세계관</text:p>
          </table:table-cell>
          <table:table-cell table:style-name="Table1.G9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5: 1<text:span text:style-name="T1">4</text:span>-1<text:span text:style-name="T1">5</text:span></text:p>
          </table:table-cell>
          <table:table-cell table:style-name="Table1.F9" office:value-type="string">
            <text:p text:style-name="P12">Sleep...</text:p>
          </table:table-cell>
          <table:table-cell table:style-name="Table1.F9" office:value-type="string">
            <text:p text:style-name="P6"/>
          </table:table-cell>
          <table:covered-table-cell/>
          <table:covered-table-cell/>
          <table:covered-table-cell/>
          <table:table-cell table:style-name="Table1.G9" office:value-type="string">
            <text:p text:style-name="P12">Sleep...</text:p>
          </table:table-cell>
        </table:table-row>
        <table:table-row>
          <table:table-cell table:style-name="Table1.A6" office:value-type="string">
            <text:p text:style-name="P6">6: 1<text:span text:style-name="T1">5</text:span>-1<text:span text:style-name="T1">6</text:span></text:p>
          </table:table-cell>
          <table:table-cell table:style-name="Table1.F9" office:value-type="string">
            <text:p text:style-name="P6"/>
          </table:table-cell>
          <table:table-cell table:style-name="Table1.C8" table:number-rows-spanned="2" office:value-type="string">
            <text:p text:style-name="P4">최윤갑</text:p>
            <text:p text:style-name="P4">Hebrew</text:p>
          </table:table-cell>
          <table:table-cell table:style-name="Table1.F9" office:value-type="string">
            <text:p text:style-name="P11">Sleep...</text:p>
          </table:table-cell>
          <table:table-cell table:style-name="Table1.F9" office:value-type="string">
            <text:p text:style-name="P11">Sleep...</text:p>
          </table:table-cell>
          <table:covered-table-cell/>
          <table:table-cell table:style-name="Table1.G9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7: 1<text:span text:style-name="T1">6</text:span>-1<text:span text:style-name="T1">7</text:span></text:p>
          </table:table-cell>
          <table:table-cell table:style-name="Table1.F9" office:value-type="string">
            <text:p text:style-name="P6"/>
          </table:table-cell>
          <table:covered-table-cell/>
          <table:table-cell table:style-name="Table1.D9" table:number-rows-spanned="2" office:value-type="string">
            <text:p text:style-name="P6">최윤갑</text:p>
            <text:p text:style-name="P8">Hebrew</text:p>
          </table:table-cell>
          <table:table-cell table:style-name="Table1.F9" office:value-type="string">
            <text:p text:style-name="P6"/>
          </table:table-cell>
          <table:table-cell table:style-name="Table1.F9" office:value-type="string">
            <text:p text:style-name="P11">Sleep...</text:p>
          </table:table-cell>
          <table:table-cell table:style-name="Table1.G9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8: 1<text:span text:style-name="T1">7</text:span>-1<text:span text:style-name="T1">8</text:span></text:p>
          </table:table-cell>
          <table:table-cell table:style-name="Table1.F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covered-table-cell/>
          <table:table-cell table:style-name="Table1.F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2-28T20:59:57.870221666</dc:date>
    <meta:editing-duration>PT1H43M50S</meta:editing-duration>
    <meta:editing-cycles>161</meta:editing-cycles>
    <meta:generator>LibreOffice/6.0.6.2$Linux_X86_64 LibreOffice_project/00m0$Build-2</meta:generator>
    <meta:document-statistic meta:table-count="1" meta:image-count="0" meta:object-count="0" meta:page-count="1" meta:paragraph-count="42" meta:word-count="136" meta:character-count="244" meta:non-whitespace-character-count="235"/>
  </office:meta>
</office:document-meta>
</file>